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usiness Requirements:</text:span></text:p>
      <text:p text:style-name="P1"><text:s text:c="2"/></text:p>
      <text:p text:style-name="P3">The main purpose of the application is to increase the</text:p>
      <text:p text:style-name="P1">mobility of Bank transactions by providing all the features required by the customers in daily needs. Now a days everyone wants to use quick payments services, this application provides way to easy money transfer using direct mobile payments.</text:p>
      <text:p text:style-name="P1"/>
      <text:p text:style-name="P1">Product and Technical Requirements:</text:p>
      <text:p text:style-name="P1"><text:s text:c="2"/></text:p>
      <text:list xml:id="list2489218949" text:style-name="WWNum2">
        <text:list-item>
          <text:p text:style-name="P4"><text:s text:c="2"/>Operating System: Android</text:p>
        </text:list-item>
      </text:list>
      <text:p text:style-name="P6"/>
      <text:list xml:id="list51632046059881" text:continue-numbering="true" text:style-name="WWNum2">
        <text:list-item>
          <text:p text:style-name="P4"><text:s text:c="2"/>Version : ANDROID 6 and above</text:p>
        </text:list-item>
      </text:list>
      <text:p text:style-name="P6"/>
      <text:list xml:id="list51632437938900" text:continue-numbering="true" text:style-name="WWNum2">
        <text:list-item>
          <text:p text:style-name="P4"><text:s text:c="2"/>Service Providers:AWs,Twilio</text:p>
        </text:list-item>
      </text:list>
      <text:p text:style-name="P6"/>
      <text:list xml:id="list51632126848761" text:continue-numbering="true" text:style-name="WWNum2">
        <text:list-item>
          <text:p text:style-name="P4"><text:s text:c="2"/>App size:6.8 MB</text:p>
        </text:list-item>
      </text:list>
      <text:p text:style-name="P1"/>
      <text:p text:style-name="P1"/>
      <text:p text:style-name="P1"><text:span text:style-name="T1">Dependencies:</text:span></text:p>
      <text:p text:style-name="P1"><text:s text:c="2"/></text:p>
      <text:p text:style-name="P1"><text:s text:c="2"/>Application supports all Android devices with specified android version. </text:p>
      <text:p text:style-name="P1"><text:s text:c="2"/></text:p>
      <text:p text:style-name="P1"><text:s text:c="2"/>Application having dependencies of Bank payment gateways.</text:p>
      <text:p text:style-name="P1"/>
      <text:p text:style-name="P1"><text:span text:style-name="T1">General Assets:</text:span></text:p>
      <text:p text:style-name="P1"><text:s text:c="2"/></text:p>
      <text:p text:style-name="P1"><text:s text:c="2"/>Icons of supported sizes ( Android: mdpi, hdpi, xhdpi, xxhdpi)</text:p>
      <text:p text:style-name="P1"><text:soft-page-break/></text:p>
      <text:p text:style-name="P1"><text:s text:c="2"/>Splash screens of supported sizes ( Android: mdpi, hdpi, xhdpi, xxhdpi)</text:p>
      <text:p text:style-name="P1"/>
      <text:p text:style-name="P1"/>
      <text:p text:style-name="P1"><text:span text:style-name="T1">User Manual:</text:span></text:p>
      <text:p text:style-name="P1"/>
      <text:p text:style-name="P7">1. Login: To log into the application.</text:p>
      <text:p text:style-name="P7">2.New user : For generating new user.</text:p>
      <text:p text:style-name="P7">3.forgot pin: To create new pin in case of forgot pin.</text:p>
      <text:p text:style-name="P7">4.Banking: To perform banking services such as Balance Enquiry,Mini statement. </text:p>
      <text:p text:style-name="P7">5.IMPS 24*7:To transfer funds to other accounts using immediate payment services.</text:p>
      <text:p text:style-name="P7">6.Payments: To perform payments for utility Bills,Recharge.</text:p>
      <text:p text:style-name="P7">7.settings: For changing password.</text:p>
      <text:p text:style-name="P8"/>
      <text:p text:style-name="P1"/>
      <text:p text:style-name="P1"/>
      <text:p text:style-name="P1"><text:span text:style-name="T1">Process for Transferring fund to other Bank Account:</text:span></text:p>
      <text:p text:style-name="P1"/>
      <text:list xml:id="list992869458" text:style-name="WWNum1">
        <text:list-item>
          <text:p text:style-name="P5">Open UBI app.</text:p>
        </text:list-item>
        <text:list-item>
          <text:p text:style-name="P5">Login into your account using username and password.</text:p>
        </text:list-item>
        <text:list-item>
          <text:p text:style-name="P5">select service IMPS</text:p>
        </text:list-item>
        <text:list-item>
          <text:p text:style-name="P5">select Transfer to account No.</text:p>
        </text:list-item>
        <text:list-item>
          <text:p text:style-name="P5">Enter Beneficiary Account no.</text:p>
        </text:list-item>
        <text:list-item>
          <text:p text:style-name="P5">Enter Beneficiary IFSC code.</text:p>
        </text:list-item>
        <text:list-item>
          <text:p text:style-name="P5">Enter Amount.</text:p>
        </text:list-item>
        <text:list-item>
          <text:p text:style-name="P5">Submit for performing Transaction.</text:p>
        </text:list-item>
        <text:list-item>
          <text:p text:style-name="P5"><text:soft-page-break/>Log Out</text:p>
        </text:list-item>
        <text:list-item>
          <text:p text:style-name="P5">Your Transaction will be completed Successfully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8" meta:word-count="230" meta:character-count="1515" meta:non-whitespace-character-count="1304"/>
    <meta:generator>LibreOfficeDev/6.0.5.2$Linux_X86_64 LibreOffice_project/</meta:generator>
  </office:meta>
</office:document-meta>
</file>